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1aab97" officeooo:paragraph-rsid="001aab97"/>
    </style:style>
    <style:style style:name="P2" style:family="paragraph" style:parent-style-name="Standard">
      <style:text-properties officeooo:rsid="001d95bb" officeooo:paragraph-rsid="001d95bb"/>
    </style:style>
    <style:style style:name="P3" style:family="paragraph" style:parent-style-name="Standard">
      <style:text-properties officeooo:rsid="001ecc8b" officeooo:paragraph-rsid="001ecc8b"/>
    </style:style>
    <style:style style:name="P4" style:family="paragraph" style:parent-style-name="Standard">
      <style:text-properties officeooo:rsid="001f4b6b" officeooo:paragraph-rsid="001f4b6b"/>
    </style:style>
    <style:style style:name="P5" style:family="paragraph" style:parent-style-name="Standard">
      <style:text-properties officeooo:rsid="00227233" officeooo:paragraph-rsid="00227233"/>
    </style:style>
    <style:style style:name="P6" style:family="paragraph" style:parent-style-name="Standard">
      <style:text-properties officeooo:rsid="00257289" officeooo:paragraph-rsid="00257289"/>
    </style:style>
    <style:style style:name="P7" style:family="paragraph" style:parent-style-name="Standard">
      <style:text-properties officeooo:rsid="00289b7a" officeooo:paragraph-rsid="00289b7a"/>
    </style:style>
    <style:style style:name="P8" style:family="paragraph" style:parent-style-name="Standard">
      <style:text-properties officeooo:rsid="002a0440" officeooo:paragraph-rsid="002a0440"/>
    </style:style>
    <style:style style:name="P9" style:family="paragraph" style:parent-style-name="Standard">
      <style:text-properties officeooo:rsid="002bf7a6" officeooo:paragraph-rsid="002bf7a6"/>
    </style:style>
    <style:style style:name="P10" style:family="paragraph" style:parent-style-name="Standard">
      <style:text-properties officeooo:rsid="002e759b" officeooo:paragraph-rsid="002e759b"/>
    </style:style>
    <style:style style:name="P11" style:family="paragraph" style:parent-style-name="Standard">
      <style:text-properties officeooo:rsid="0030266b" officeooo:paragraph-rsid="0030266b"/>
    </style:style>
    <style:style style:name="P12" style:family="paragraph" style:parent-style-name="Standard">
      <style:text-properties officeooo:rsid="0030ad65" officeooo:paragraph-rsid="0030ad65"/>
    </style:style>
    <style:style style:name="P13" style:family="paragraph" style:parent-style-name="Standard">
      <style:text-properties officeooo:rsid="0032d44e" officeooo:paragraph-rsid="0032d44e"/>
    </style:style>
    <style:style style:name="P14" style:family="paragraph" style:parent-style-name="Standard">
      <style:text-properties officeooo:rsid="0033ba3b" officeooo:paragraph-rsid="0033ba3b"/>
    </style:style>
    <style:style style:name="P15" style:family="paragraph" style:parent-style-name="Standard">
      <style:text-properties officeooo:rsid="0034bfb2" officeooo:paragraph-rsid="0034bfb2"/>
    </style:style>
    <style:style style:name="P16" style:family="paragraph" style:parent-style-name="Standard">
      <style:text-properties officeooo:rsid="003627c1" officeooo:paragraph-rsid="003627c1"/>
    </style:style>
    <style:style style:name="P17" style:family="paragraph" style:parent-style-name="Standard">
      <style:text-properties officeooo:rsid="0037c8f6" officeooo:paragraph-rsid="0037c8f6"/>
    </style:style>
    <style:style style:name="P18" style:family="paragraph" style:parent-style-name="Standard">
      <style:text-properties officeooo:rsid="003b1913" officeooo:paragraph-rsid="003b1913"/>
    </style:style>
    <style:style style:name="P19" style:family="paragraph" style:parent-style-name="Standard">
      <style:text-properties officeooo:rsid="003d1347" officeooo:paragraph-rsid="003d1347"/>
    </style:style>
    <style:style style:name="P20" style:family="paragraph" style:parent-style-name="Standard">
      <style:text-properties officeooo:rsid="003d1735" officeooo:paragraph-rsid="003d1735"/>
    </style:style>
    <style:style style:name="P21" style:family="paragraph" style:parent-style-name="Standard">
      <style:text-properties officeooo:rsid="003ef515" officeooo:paragraph-rsid="003ef515"/>
    </style:style>
    <style:style style:name="P22" style:family="paragraph" style:parent-style-name="Standard">
      <style:text-properties officeooo:rsid="003f572a" officeooo:paragraph-rsid="003f572a"/>
    </style:style>
    <style:style style:name="P23" style:family="paragraph" style:parent-style-name="Standard">
      <style:text-properties officeooo:rsid="00413142" officeooo:paragraph-rsid="00413142"/>
    </style:style>
    <style:style style:name="P24" style:family="paragraph" style:parent-style-name="Standard">
      <style:text-properties officeooo:rsid="004251fc" officeooo:paragraph-rsid="004251fc"/>
    </style:style>
    <style:style style:name="P25" style:family="paragraph" style:parent-style-name="Standard">
      <style:text-properties officeooo:rsid="0043a34b" officeooo:paragraph-rsid="0043a34b"/>
    </style:style>
    <style:style style:name="P26" style:family="paragraph" style:parent-style-name="Standard">
      <style:text-properties officeooo:rsid="00455e44" officeooo:paragraph-rsid="00455e44"/>
    </style:style>
    <style:style style:name="P27" style:family="paragraph" style:parent-style-name="Standard">
      <style:text-properties officeooo:rsid="004a250e" officeooo:paragraph-rsid="004a250e"/>
    </style:style>
    <style:style style:name="P28" style:family="paragraph" style:parent-style-name="Standard">
      <style:text-properties officeooo:rsid="004a801a" officeooo:paragraph-rsid="004a801a"/>
    </style:style>
    <style:style style:name="P29" style:family="paragraph" style:parent-style-name="Standard">
      <style:text-properties officeooo:rsid="004c28f6" officeooo:paragraph-rsid="004c28f6"/>
    </style:style>
    <style:style style:name="P30" style:family="paragraph" style:parent-style-name="Standard">
      <style:text-properties officeooo:rsid="004dab4e" officeooo:paragraph-rsid="004dab4e"/>
    </style:style>
    <style:style style:name="P31" style:family="paragraph" style:parent-style-name="Standard">
      <style:text-properties officeooo:rsid="004e5ba1" officeooo:paragraph-rsid="004e5ba1"/>
    </style:style>
    <style:style style:name="P32" style:family="paragraph" style:parent-style-name="Standard">
      <style:text-properties officeooo:rsid="0054781c" officeooo:paragraph-rsid="0054781c"/>
    </style:style>
    <style:style style:name="P33" style:family="paragraph" style:parent-style-name="Standard">
      <style:text-properties officeooo:rsid="0057905f" officeooo:paragraph-rsid="0057905f"/>
    </style:style>
    <style:style style:name="P34" style:family="paragraph" style:parent-style-name="Standard">
      <style:text-properties officeooo:rsid="0058f4f1" officeooo:paragraph-rsid="0058f4f1"/>
    </style:style>
    <style:style style:name="P35" style:family="paragraph" style:parent-style-name="Standard">
      <style:text-properties officeooo:rsid="0058fe10" officeooo:paragraph-rsid="0058fe10"/>
    </style:style>
    <style:style style:name="P36" style:family="paragraph" style:parent-style-name="Standard">
      <style:text-properties officeooo:rsid="005c694e" officeooo:paragraph-rsid="005c694e"/>
    </style:style>
    <style:style style:name="P37" style:family="paragraph" style:parent-style-name="Standard">
      <style:text-properties officeooo:rsid="005e5e8f" officeooo:paragraph-rsid="005e5e8f"/>
    </style:style>
    <style:style style:name="T1" style:family="text">
      <style:text-properties officeooo:rsid="001bef23"/>
    </style:style>
    <style:style style:name="T2" style:family="text">
      <style:text-properties officeooo:rsid="0020b606"/>
    </style:style>
    <style:style style:name="T3" style:family="text">
      <style:text-properties officeooo:rsid="002147ce"/>
    </style:style>
    <style:style style:name="T4" style:family="text">
      <style:text-properties officeooo:rsid="00239a4b"/>
    </style:style>
    <style:style style:name="T5" style:family="text">
      <style:text-properties officeooo:rsid="002725d4"/>
    </style:style>
    <style:style style:name="T6" style:family="text">
      <style:text-properties officeooo:rsid="002a723f"/>
    </style:style>
    <style:style style:name="T7" style:family="text">
      <style:text-properties officeooo:rsid="002da51c"/>
    </style:style>
    <style:style style:name="T8" style:family="text">
      <style:text-properties officeooo:rsid="002f6969"/>
    </style:style>
    <style:style style:name="T9" style:family="text">
      <style:text-properties officeooo:rsid="0031e70f"/>
    </style:style>
    <style:style style:name="T10" style:family="text">
      <style:text-properties officeooo:rsid="00399b0d"/>
    </style:style>
    <style:style style:name="T11" style:family="text">
      <style:text-properties officeooo:rsid="003f572a"/>
    </style:style>
    <style:style style:name="T12" style:family="text">
      <style:text-properties officeooo:rsid="003f88e8"/>
    </style:style>
    <style:style style:name="T13" style:family="text">
      <style:text-properties officeooo:rsid="00474fb6"/>
    </style:style>
    <style:style style:name="T14" style:family="text">
      <style:text-properties officeooo:rsid="00488c72"/>
    </style:style>
    <style:style style:name="T15" style:family="text">
      <style:text-properties officeooo:rsid="004c2948"/>
    </style:style>
    <style:style style:name="T16" style:family="text">
      <style:text-properties officeooo:rsid="004f8dbe"/>
    </style:style>
    <style:style style:name="T17" style:family="text">
      <style:text-properties officeooo:rsid="00514ca8"/>
    </style:style>
    <style:style style:name="T18" style:family="text">
      <style:text-properties officeooo:rsid="0053f31f"/>
    </style:style>
    <style:style style:name="T19" style:family="text">
      <style:text-properties officeooo:rsid="0055cae6"/>
    </style:style>
    <style:style style:name="T20" style:family="text">
      <style:text-properties officeooo:rsid="0059787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mmaculate, the immaculate heart of Mary. <text:span text:style-name="T1">Immaculate, the immaculate heart of Mary.</text:span></text:p>
      <text:p text:style-name="P2">Vehicle exhaust emission, how do vehicle exhaust emission affect indoor air quality? </text:p>
      <text:p text:style-name="P2">Vehicle exhaust emission, how do vehicle exhaust emission affect indoor air quality?</text:p>
      <text:p text:style-name="P3">Sydney, A large city in Australia, Where is Sydney? Location of Sydney in Australia map.</text:p>
      <text:p text:style-name="P4">Belittle, what to say when someone belittles you? What to say when someone belittles you? <text:span text:style-name="T2">Never belittling yourself, your work is highly valued. </text:span><text:span text:style-name="T3">Never belittling you, your work is highly valued. </text:span></text:p>
      <text:p text:style-name="P5">Bacon, bacon, how to cook bacon in a stove? How to cook bacon in a stove? <text:span text:style-name="T4">The meat produced from pig is called bacon, pork and ham. The meat produced from a pig is called bacon, pork and ham. </text:span></text:p>
      <text:p text:style-name="P6">Lie flat, the young men refused to lie flat. <text:span text:style-name="T5">The young men refuse to lie flat. Chinese Lie Flat movement, Chinese lie flat movement. </text:span></text:p>
      <text:p text:style-name="P7">Her mother scolded her for breaking her favorite vase. How to stay positive when scolding your child? How to stay positive when scolding your child? </text:p>
      <text:p text:style-name="P8">Wrenches and spanners, different types of wrenches and spanners. <text:span text:style-name="T6">Nut and bolt, nut and bolt.</text:span></text:p>
      <text:p text:style-name="P9"><text:span text:style-name="T7">In </text:span>Chin<text:span text:style-name="T7">a</text:span>, People burn Joss paper to deceased relatives <text:span text:style-name="T7">in QingMing Festival and Hungry Ghost Festival. In China, people burn joss paper to deceased relatives in QingMing Festival and Hungry Ghost Festival. </text:span></text:p>
      <text:p text:style-name="P10">Boys will be boys, you are on your own. <text:span text:style-name="T8">Boys will be boys, you are on your own. </text:span></text:p>
      <text:p text:style-name="P11">Pickpockets, pickpockets, there are a lot of pickpockets around here. There are a lot of pickpockets around here.</text:p>
      <text:p text:style-name="P12">Sir, could you help me to fix my blender? I have no money. No, this is a business, I don’t give charity. Sir, could you help me to fix my blender? I have no money. NO this is a business, I don’t give charity. <text:span text:style-name="T9">Charity Organization for Children, Charity Organization for Children. </text:span></text:p>
      <text:p text:style-name="P13">She does a lot of work for charity. She does a lot of work for charity. </text:p>
      <text:p text:style-name="P14">Compensate for, compensate for, the insurance company paid him some money to compensate for his accident. The insurance company paid him some money to compensate for his accident. </text:p>
      <text:p text:style-name="P15">Potato, sweet potato, taro. Potato, sweet potato, taro.</text:p>
      <text:p text:style-name="P16">Grief is a natural response of loss. Grief is a natural response of loss. </text:p>
      <text:p text:style-name="P17"><text:span text:style-name="T10">Gauge, measure, use a thermometer to gauge the temperature, </text:span>Fuel gauge, fuel gauge, </text:p>
      <text:p text:style-name="P18">use a thermometer to gauge the temperature, fuel gauge, fuel gauge, </text:p>
      <text:p text:style-name="P19">sandwich, yogurt, soup, cheese, meat, beef, steak, fish, chicken, pork. </text:p>
      <text:p text:style-name="P19">Sandwich, yogurt, soup, cheese, meat, beef, steak, fish, chicken, pork.</text:p>
      <text:p text:style-name="P20">Cambodia, Cambodia, A Southeast Asia Country. Cambodia. </text:p>
      <text:p text:style-name="P21">Throttle, throttle, <text:span text:style-name="T11">single engine throttle, </text:span>electric bike throttle. </text:p>
      <text:p text:style-name="P21">Gas pedal, brake pedal, gas pedal, brake pedal. Is the gas pedal on the left or right?</text:p>
      <text:p text:style-name="P22">I’m heading out, I’m heading out. <text:span text:style-name="T12">I’m going to leave. </text:span></text:p>
      <text:p text:style-name="P23">Why more young Chinese want to be civil servant? Why more <text:s/>young Chinese want to be civil servant? </text:p>
      <text:p text:style-name="P24">Are teachers civil servants in China? Are teachers civil servants in China? </text:p>
      <text:p text:style-name="P25">School teachers in People’s Republic of China are not civil servant. </text:p>
      <text:p text:style-name="P26">Massive hail storm in Guangdong China.</text:p>
      <text:p text:style-name="P26">Typhoon, typhoon. <text:span text:style-name="T13">It really shocked me. Typhoon was quite a disaster for human. Typhoon was quite a </text:span><text:span text:style-name="T14">disaster</text:span><text:span text:style-name="T13"> for human. </text:span><text:span text:style-name="T14">Typhoon brings heavy rain to North China, rainfall alert issued for Yantai City. </text:span></text:p>
      <text:p text:style-name="P27">Benefits from geographical location, typhoon didn’t bring much damages to Yantai City.</text:p>
      <text:p text:style-name="P28">Sandstorm, rainstorm, hurricane, typhoon, tornado, blizzard, snow.</text:p>
      <text:p text:style-name="P29">Underrated, overrated, underrated, overrated, underestimate, overestimate, <text:s/><text:span text:style-name="T15">He is one of the most underrated players in baseball. </text:span></text:p>
      <text:p text:style-name="P30">Seize, Taliban seize control of the city. Taliban seize control of the city.</text:p>
      <text:p text:style-name="P31">Nutrition, nutritional, nutrition, nutritional . </text:p>
      <text:p text:style-name="P31">Good nutrition is essential if patients are to make a <text:span text:style-name="T16">quick</text:span> recovery. Good nutrition is essential if patients are to make a <text:span text:style-name="T16">quick</text:span> recovery. <text:span text:style-name="T17">Improvements in nutrition, improvement</text:span><text:span text:style-name="T18">s</text:span><text:span text:style-name="T17"> in nutrition.</text:span></text:p>
      <text:p text:style-name="P32"><text:soft-page-break/>Conduct, conduct, we are conducting a survey to find out what our customers think of local bus services. <text:span text:style-name="T19">The experiments were conducted by scientists in New York.</text:span></text:p>
      <text:p text:style-name="P33">How to play pool hand position? <text:s/>How to play pool hand position?</text:p>
      <text:p text:style-name="P34">How to play Ping-Pong, <text:s/>how to <text:span text:style-name="T20">play</text:span> Ping-Pong? </text:p>
      <text:p text:style-name="P35">How to play badminton? How to play badminton? </text:p>
      <text:p text:style-name="P36">Playground, sports field. Playground, sports field.</text:p>
      <text:p text:style-name="P37">Cambridge University in UK, Cambridge University in UK.</text:p>
      <text:p text:style-name="P37"/>
      <text:p text:style-name="P35"/>
      <text:p text:style-name="P31"/>
      <text:p text:style-name="P31"/>
      <text:p text:style-name="P28"/>
      <text:p text:style-name="P26"/>
      <text:p text:style-name="P26"/>
      <text:p text:style-name="P24"/>
      <text:p text:style-name="P17"/>
      <text:p text:style-name="P9"/>
      <text:p text:style-name="P8"/>
      <text:p text:style-name="P6"/>
      <text:p text:style-name="P4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8T20:36:31.554154355</meta:creation-date>
    <dc:date>2025-05-28T21:24:38.607161647</dc:date>
    <meta:editing-duration>PT47M40S</meta:editing-duration>
    <meta:editing-cycles>58</meta:editing-cycles>
    <meta:generator>LibreOffice/24.8.7.2$Linux_X86_64 LibreOffice_project/480$Build-2</meta:generator>
    <meta:document-statistic meta:table-count="0" meta:image-count="0" meta:object-count="0" meta:page-count="2" meta:paragraph-count="42" meta:word-count="689" meta:character-count="4227" meta:non-whitespace-character-count="3551"/>
  </office:meta>
</office:document-meta>
</file>